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5e1" officeooo:paragraph-rsid="001d05e1" style:font-weight-asian="bold" style:font-weight-complex="bold"/>
    </style:style>
    <style:style style:name="P2" style:family="paragraph" style:parent-style-name="Standard">
      <style:text-properties fo:font-size="16pt" fo:font-weight="bold" officeooo:rsid="001d05e1" officeooo:paragraph-rsid="001d05e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d05e1" officeooo:paragraph-rsid="001eaa7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eaa77" officeooo:paragraph-rsid="001eaa77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normal" officeooo:rsid="001d05e1" officeooo:paragraph-rsid="001d05e1" style:font-weight-asian="normal" style:font-weight-complex="normal"/>
    </style:style>
    <style:style style:name="P6" style:family="paragraph" style:parent-style-name="Standard">
      <style:text-properties fo:font-size="12pt" fo:font-weight="normal" officeooo:rsid="001d05e1" officeooo:paragraph-rsid="001d05e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eaa77" officeooo:paragraph-rsid="001eaa7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ee8dc" officeooo:paragraph-rsid="001ee8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weight="normal" officeooo:rsid="001d05e1" officeooo:paragraph-rsid="001d05e1" style:font-weight-asian="normal" style:font-weight-complex="normal"/>
    </style:style>
    <style:style style:name="P1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2pt" fo:font-weight="normal" officeooo:rsid="001d05e1" officeooo:paragraph-rsid="001d05e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2pt" fo:font-weight="normal" officeooo:rsid="001eaa77" officeooo:paragraph-rsid="001eaa77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e8d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e8dc"/>
    </style:style>
    <style:style style:name="T5" style:family="text">
      <style:text-properties officeooo:rsid="001eaa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EXCERCISE</text:span> <text:span text:style-name="T5">0</text:span>1:</text:p>
      <text:p text:style-name="P1"/>
      <text:p text:style-name="P5">-Disco (<text:span text:style-name="T1">TÍTULO</text:span><text:span text:style-name="T3">, DISCOGRAFÍA, AUTOR, FECHA_EDICIÓN, ESTILO, DURACIÓN</text:span>)</text:p>
      <text:p text:style-name="P5">-Amigos (<text:span text:style-name="T1">DNI</text:span><text:span text:style-name="T3">, NOMBRE, DIRECCIÓN</text:span>)</text:p>
      <text:p text:style-name="P5">-Préstamos (<text:span text:style-name="T1">TÍTULO</text:span><text:span text:style-name="T3">, </text:span><text:span text:style-name="T1">DNI</text:span><text:span text:style-name="T3">, FECHA_PRÉSTAMO</text:span>)</text:p>
      <text:p text:style-name="P9"/>
      <text:p text:style-name="P5"/>
      <text:p text:style-name="P3"><text:span text:style-name="T5">EXCERCISE</text:span> 2:</text:p>
      <text:p text:style-name="P2"/>
      <text:p text:style-name="P6">-Cliente (<text:span text:style-name="T1">CÓDIGO CLIENTE</text:span>, NOMBRE, APELLIDOS)</text:p>
      <text:p text:style-name="P6">-Pedido (<text:span text:style-name="T1">NÚMERO</text:span><text:span text:style-name="T3">, FECHA, </text:span><text:span text:style-name="T1">CÓDIGO CLIENTE</text:span>)</text:p>
      <text:p text:style-name="P6">-Artículo (<text:span text:style-name="T1">CÓDIGO ARTÍCULO</text:span>, DESCRIPCIÓN, PRECIO)</text:p>
      <text:p text:style-name="P6">-Incluyen (<text:span text:style-name="T1">NÚMERO</text:span><text:span text:style-name="T3">, </text:span><text:span text:style-name="T1">CÓDIGO ARTÍCULO</text:span><text:span text:style-name="T3">, DESCUENTO, CANTIDAD</text:span>)</text:p>
      <text:p text:style-name="P10"/>
      <text:p text:style-name="P6"/>
      <text:p text:style-name="P2"><text:span text:style-name="T5">EXCERCISE</text:span> 3:</text:p>
      <text:p text:style-name="P2"/>
      <text:p text:style-name="P7">-Jugador (<text:span text:style-name="T1">DNI JUGADOR</text:span><text:span text:style-name="T3">, NOMBRE, APELLIDOS, EDAD, </text:span><text:span text:style-name="T1">NOMBRE EQUIPO</text:span>)</text:p>
      <text:p text:style-name="P7">-Equipo (<text:span text:style-name="T1">NOMBRE EQUIPO</text:span><text:span text:style-name="T3">, COLOR, CATEGORÍA</text:span>)</text:p>
      <text:p text:style-name="P7">-Partido (<text:span text:style-name="T1">NÚMERO PARTIDO</text:span><text:span text:style-name="T3">, FECHA, HORA</text:span>)</text:p>
      <text:p text:style-name="P7">-Juegan (<text:span text:style-name="T1">DNI JUGADOR</text:span><text:span text:style-name="T3">, </text:span><text:span text:style-name="T1">NÚMERO PARTIDO</text:span>)</text:p>
      <text:p text:style-name="P11"/>
      <text:p text:style-name="P7"/>
      <text:p text:style-name="P4">EXCERCISE 4:</text:p>
      <text:p text:style-name="P4"/>
      <text:p text:style-name="P7">Empleado (<text:span text:style-name="T1">DNI EMPLEADO</text:span><text:span text:style-name="T3">, DIRECCIÓN, APELLIDOS, NOMBRE, TELÉFONO, </text:span><text:span text:style-name="T2">CÓDIGO</text:span><text:span text:style-name="T4"> </text:span><text:span text:style-name="T2">DEPARTAMENTO</text:span>)</text:p>
      <text:p text:style-name="P7">Área (<text:span text:style-name="T1">CÓDIGO AREA</text:span><text:span text:style-name="T3">, NOMBRE, </text:span><text:span text:style-name="T1">CÓDIGO ZONA</text:span>)</text:p>
      <text:p text:style-name="P7">Zona (<text:span text:style-name="T1">CÓDIGO ZONA</text:span><text:span text:style-name="T3">, NOMBRE</text:span>)</text:p>
      <text:p text:style-name="P7">Departamento (<text:span text:style-name="T1">CÓDIGO DEPARTAMENTO</text:span><text:span text:style-name="T3">, NOMBRE</text:span>)</text:p>
      <text:p text:style-name="P7">Acceder (<text:span text:style-name="T1">DNI EMPLEADO</text:span><text:span text:style-name="T3">, </text:span><text:span text:style-name="T1">CÓDIGO ÁREA</text:span><text:span text:style-name="T3">, ENTRADA, SALIDA</text:span>)</text:p>
      <text:p text:style-name="P7">Supervisar (<text:span text:style-name="T1">CÓDIGO DEPARTAMENTO</text:span>, <text:span text:style-name="T1">CÓDIGO ZONA</text:span>)</text:p>
      <text:p text:style-name="P8">Dirigir <text:span text:style-name="T3">(</text:span><text:span text:style-name="T1">CÓDIGO DEPARTAMENTO</text:span>, <text:span text:style-name="T1">DNI EMPLEADO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09:38:32.818765629</meta:creation-date>
    <meta:generator>LibreOffice/5.1.4.2$Linux_X86_64 LibreOffice_project/10m0$Build-2</meta:generator>
    <dc:date>2016-11-04T10:03:51.141568287</dc:date>
    <meta:editing-duration>PT2M19S</meta:editing-duration>
    <meta:editing-cycles>1</meta:editing-cycles>
    <meta:document-statistic meta:table-count="0" meta:image-count="0" meta:object-count="0" meta:page-count="1" meta:paragraph-count="22" meta:word-count="107" meta:character-count="885" meta:non-whitespace-character-count="800"/>
  </office:meta>
</office:document-meta>
</file>